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ourier New" svg:font-family="'Courier New'" style:font-pitch="variable"/>
    <style:font-face style:name="Verdana" svg:font-family="Verdana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3" style:family="paragraph" style:parent-style-name="Standard" style:list-style-name="WW8Num1">
      <style:text-properties style:font-name="Verdana"/>
    </style:style>
    <style:style style:name="P4" style:family="paragraph" style:parent-style-name="Standard">
      <style:text-properties style:font-name="Verdana" fo:font-size="11pt" style:font-size-asian="11pt" style:font-size-complex="11pt"/>
    </style:style>
    <style:style style:name="P5" style:family="paragraph" style:parent-style-name="Standard">
      <style:text-properties style:font-name="Verdana" fo:font-size="11pt" fo:font-weight="bold" style:font-size-asian="11pt" style:font-weight-asian="bold" style:font-size-complex="11pt"/>
    </style:style>
    <style:style style:name="P6" style:family="paragraph" style:parent-style-name="Standard" style:list-style-name="WW8Num1"/>
    <style:style style:name="P7" style:family="paragraph" style:parent-style-name="Standard" style:list-style-name="WW8Num1">
      <style:text-properties fo:color="#3366ff" style:font-name="Verdana" fo:font-style="italic" style:font-style-asian="italic"/>
    </style:style>
    <style:style style:name="P8" style:family="paragraph" style:parent-style-name="Standard" style:master-page-name="Standard">
      <style:paragraph-properties style:page-number="auto"/>
    </style:style>
    <style:style style:name="T1" style:family="text">
      <style:text-properties style:font-name="Verdana"/>
    </style:style>
    <style:style style:name="T2" style:family="text">
      <style:text-properties style:font-name="Verdana" fo:font-size="11pt" style:font-size-asian="11pt" style:font-size-complex="11pt"/>
    </style:style>
    <style:style style:name="T3" style:family="text">
      <style:text-properties fo:color="#3366ff" style:font-name="Verdana" fo:font-style="italic" style:font-style-asian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Association<text:tab/> :</text:span></text:p>
      <text:p text:style-name="Standard"><text:span text:style-name="T1">Adresse<text:tab/> :</text:span></text:p>
      <text:p text:style-name="P1"/>
      <text:p text:style-name="P1">Déclarée à la Préfecture de <text:tab/><text:tab/>sous le numéro</text:p>
      <text:p text:style-name="P1"/>
      <text:p text:style-name="P1">Le :<text:tab/>/<text:tab/>/</text:p>
      <text:p text:style-name="P1"/>
      <text:p text:style-name="P2">Convocation à l’assemblée générale</text:p>
      <text:p text:style-name="P2"/>
      <text:p text:style-name="P2"/>
      <text:p text:style-name="P1"/>
      <text:p text:style-name="P1">Cher(e) Adhérent(e),</text:p>
      <text:p text:style-name="P1"/>
      <text:p text:style-name="P1"/>
      <text:p text:style-name="P1">L’Assemblée Générale de notre association se tiendra le « date » à « heure », à « lieu ».</text:p>
      <text:p text:style-name="P1">L’ordre du jour est le suivant :</text:p>
      <text:p text:style-name="P1">1 Rapport moral « par le Président »</text:p>
      <text:p text:style-name="P1">2 Rapport financier « par le Trésorier »</text:p>
      <text:p text:style-name="P1">3 Votes</text:p>
      <text:list text:style-name="WW8Num1">
        <text:list-item>
          <text:p text:style-name="P3">Approbation des comptes de l’exercice du <text:tab/>au </text:p>
        </text:list-item>
        <text:list-item>
          <text:p text:style-name="P7">« Approbation du budget de l’exercice si la procédure est inscrite au RI »</text:p>
        </text:list-item>
        <text:list-item>
          <text:p text:style-name="P6"><text:span text:style-name="T1">Renouvellement des dirigeants </text:span><text:span text:style-name="T3">« Éventuellement : les membres désirant faire candidature sont priés de le faire savoir dès maintenant » </text:span></text:p>
        </text:list-item>
      </text:list>
      <text:p text:style-name="Standard"><text:span text:style-name="T1">4 Questions diverses : </text:span><text:span text:style-name="T3">« liste »</text:span></text:p>
      <text:p text:style-name="P1"/>
      <text:p text:style-name="P1">Je vous rappelle qu’en cas d’empêchement, vous pouvez vous faire représenter par une autre personne munie d’un pouvoir régulier.</text:p>
      <text:p text:style-name="P1"/>
      <text:p text:style-name="P1">Cependant, l’Assemblée Générale étant un moment-clé dans la vie de notre association, votre présence est attendue.</text:p>
      <text:p text:style-name="P1"/>
      <text:p text:style-name="Standard"><text:span text:style-name="T1">Dans l’attente, nous vous </text:span><text:span text:style-name="T2">prions de croire, Chère Madame, Cher Monsieur, à l’assurance de sincères salutations.</text:span></text:p>
      <text:p text:style-name="P4"/>
      <text:p text:style-name="P4"/>
      <text:p text:style-name="P4"/>
      <text:p text:style-name="P4"/>
      <text:p text:style-name="P5">Le Président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ourier New" svg:font-family="'Courier New'" style:font-pitch="variable"/>
    <style:font-face style:name="Verdana" svg:font-family="Verdana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Arial"/>
    </style:style>
    <style:style style:name="WW8Num1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Association</dc:title>
    <meta:initial-creator>SR+LS</meta:initial-creator>
    <meta:creation-date>2005-07-15T15:19:00</meta:creation-date>
    <dc:creator>Van Egroo, Dominique</dc:creator>
    <dc:date>2005-07-25T13:02:00</dc:date>
    <meta:editing-cycles>4</meta:editing-cycles>
    <meta:editing-duration>PT22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146" meta:character-count="985"/>
  </office:meta>
</office:document-meta>
</file>